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er.createComponentClassLoader( ComponentDesc component , Bundle bund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ployer.registerService( Bundle bundle , String clazz , Object service , Dictionary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loyer.installSharedLibrary( SharedLibraryDesc sharedLibraryDesc ,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loyer.isAut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er.register( Bundle bund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ploy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loyer.undeployServiceAssembly( ServiceAssemblyDesc serviceAssembyDesc ,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loyer.maybeUnwrapComponent( ServiceReference reference , javax . jbi . component . 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ployer.getPreference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er.addingService( ServiceReference servic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loyer.extractBundle( File installRoot , Bundle bundle ,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ployer.uninstallSharedLibrary( SharedLibraryDesc sharedLibraryDesc ,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ployer.deployServiceAssembly( ServiceAssemblyDesc serviceAssembyDesc , Bundle bund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Deploye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ployer.maybeWrapComponent( ServiceReference reference , javax . jbi . component . 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ployer.setAutoStart( boolean auto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er.uninstallComponent( ComponentDesc componentDesc , Bundle bund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ployer.installComponent( ComponentDesc componentDesc , Bundle bund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ployer.checkPendingBundl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ployer.match( 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ployer.unregisterDeployedServiceAssembly( ServiceReference serviceReference , DeployedAssembly assemb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ployer.removedService( ServiceReference serviceReferenc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loyer.registerDeployedServiceAssembly( ServiceReference serviceReference , DeployedAssembly assembl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ployer.unregisterSA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ployer.registerSA( ServiceAssemblyDesc serviceAssembyDesc , Bundle bundle , List &lt; ServiceUnitImpl &gt; s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loyer.Deploy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loyer.getSharedLibraryClassLoader( SharedLibraryList sharedLibrary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loyer.setPreferencesService( PreferencesService preferences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er.unregister( Bundle bund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